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49f15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102601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11044a"/>
    </style:style>
    <style:style style:name="P4" style:family="paragraph" style:parent-style-name="Standard">
      <style:paragraph-properties fo:text-align="justify" style:justify-single-word="false"/>
      <style:text-properties style:font-name="Arial" officeooo:paragraph-rsid="000feb74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0feb74" officeooo:paragraph-rsid="000feb7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00feb74" officeooo:paragraph-rsid="000feb74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0feb74" officeooo:paragraph-rsid="000feb74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Arial" officeooo:rsid="00149f15" officeooo:paragraph-rsid="00149f15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officeooo:paragraph-rsid="00149f15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officeooo:paragraph-rsid="0015c262"/>
    </style:style>
    <style:style style:name="T1" style:family="text">
      <style:text-properties officeooo:rsid="000feb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2601"/>
    </style:style>
    <style:style style:name="T4" style:family="text">
      <style:text-properties officeooo:rsid="0011044a"/>
    </style:style>
    <style:style style:name="T5" style:family="text">
      <style:text-properties fo:font-variant="normal" fo:text-transform="none" fo:font-size="12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officeooo:rsid="00149f15"/>
    </style:style>
    <style:style style:name="T7" style:family="text">
      <style:text-properties fo:font-variant="normal" fo:text-transform="none" style:font-name="Arial" fo:font-size="12pt" fo:letter-spacing="normal" fo:font-style="normal" fo:font-weight="normal"/>
    </style:style>
    <style:style style:name="T8" style:family="text">
      <style:text-properties fo:font-variant="normal" fo:text-transform="none" style:font-name="Arial" fo:font-size="12pt" fo:letter-spacing="normal" fo:font-style="normal" fo:font-weight="normal" officeooo:rsid="00149f15"/>
    </style:style>
    <style:style style:name="T9" style:family="text">
      <style:text-properties style:font-name="Arial" officeooo:rsid="00102601"/>
    </style:style>
    <style:style style:name="T10" style:family="text">
      <style:text-properties style:font-name="Arial" officeooo:rsid="00149f15"/>
    </style:style>
    <style:style style:name="T11" style:family="text">
      <style:text-properties style:font-name="Arial" officeooo:rsid="0015c262"/>
    </style:style>
    <style:style style:name="T12" style:family="text">
      <style:text-properties style:font-name="Arial" officeooo:rsid="00166d93"/>
    </style:style>
    <style:style style:name="T13" style:family="text">
      <style:text-properties officeooo:rsid="000feb74" style:font-name-asian="Liberation Serif" style:font-name-complex="Liberation Serif"/>
    </style:style>
    <style:style style:name="T14" style:family="text">
      <style:text-properties fo:color="#000000" loext:opacity="100%" style:font-name="Arial" officeooo:rsid="00149f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F222-Computação Experimental</text:p>
      <text:p text:style-name="P6">Exercício 6, distribuição normal e intervalos de confiança</text:p>
      <text:p text:style-name="P7"/>
      <text:p text:style-name="P7"><text:span text:style-name="T2">Nome:</text:span> Yuri Cardoso Bragine</text:p>
      <text:p text:style-name="P7"><text:span text:style-name="T2">Matrícula:</text:span> 108199</text:p>
      <text:p text:style-name="P7"/>
      <text:p text:style-name="P7">1. Seja Z uma variável aleatória normal padrão. Calcule:</text:p>
      <text:p text:style-name="P4"><text:span text:style-name="T1"><text:tab/></text:span>a) P{Z &lt; 1.35} <text:span text:style-name="T13">≈</text:span><text:span text:style-name="T1"> 0</text:span>.9099 <text:span text:style-name="T13">≈</text:span><text:span text:style-name="T1"> 90,99%</text:span></text:p>
      <text:p text:style-name="P4"><text:tab/>b) P{Z ≤ 1.35} <text:span text:style-name="T1">= 0</text:span>.9115 <text:span text:style-name="T1">= 91,115%</text:span></text:p>
      <text:p text:style-name="P4"><text:tab/>c) P{Z &gt; 1.35} <text:span text:style-name="T1">= 1 – 0,9115 = 0,0885 = 8,85%</text:span></text:p>
      <text:p text:style-name="P4"><text:tab/>d) P{|Z| &lt; 1.35} <text:span text:style-name="T1">= P{-1.35 &lt; Z &lt; 1.35} = 0,9099 – 0,0885 = 82,14%</text:span></text:p>
      <text:p text:style-name="P4"><text:tab/>e) P{Z &lt; 5} <text:span text:style-name="T13">≈</text:span><text:span text:style-name="T1"> 1 </text:span><text:span text:style-name="T13">≈</text:span><text:span text:style-name="T1"> 100%</text:span></text:p>
      <text:p text:style-name="P4"><text:tab/>f) o valor que Z n<text:span text:style-name="T1">ã</text:span>o ultrapassa com probabilidade 0.8: P{Z &lt; <text:span text:style-name="T1">0.84</text:span>}</text:p>
      <text:p text:style-name="P4"/>
      <text:p text:style-name="P4">2. As mesmas perguntas da quest<text:span text:style-name="T3">ã</text:span>o anterior, mas para uma distribui<text:span text:style-name="T3">çã</text:span>o normal com µ = 1 e σ = 1.5.</text:p>
      <text:p text:style-name="P2"><text:tab/>a) P{Z &lt; 1.35}</text:p>
      <text:p text:style-name="P2"><text:tab/><text:tab/><text:span text:style-name="T3">Para padronizar a variável fazemos Z = (x – µ)/ σ</text:span></text:p>
      <text:p text:style-name="P2"><text:tab/><text:tab/><text:span text:style-name="T3">Ou seja: Z = (1,35 – 1)/1,5 = 0,2333…</text:span></text:p>
      <text:p text:style-name="P2"><text:tab/><text:tab/><text:span text:style-name="T3">P{Z &lt; 0,23} = 0,</text:span>5910 <text:span text:style-name="T3">= 59,10%</text:span></text:p>
      <text:p text:style-name="P3"><text:tab/>b) P{Z ≤ <text:span text:style-name="T3">0,23</text:span>} <text:span text:style-name="T1">= </text:span><text:span text:style-name="T3">0,</text:span><text:span text:style-name="T1">5910 </text:span><text:span text:style-name="T3">= 59,10%</text:span></text:p>
      <text:p text:style-name="P3"><text:tab/>c) P{Z &gt; <text:span text:style-name="T3">0,23</text:span>} <text:span text:style-name="T4">= <text:s/>P{Z ≤ -0,2333} = 0,4090 = 40,90%</text:span></text:p>
      <text:p text:style-name="P3"><text:tab/>d) P{|Z| &lt; <text:span text:style-name="T3">0,23</text:span><text:span text:style-name="T4">} = <text:s/></text:span><text:span text:style-name="T3">0,</text:span><text:span text:style-name="T4">5910 – 0,4090 = 18,2%</text:span></text:p>
      <text:p text:style-name="P3"><text:tab/>e) P{Z &lt; 5} <text:span text:style-name="T4">= </text:span><text:span text:style-name="T3">Z = (</text:span><text:span text:style-name="T4">5</text:span><text:span text:style-name="T3"> – 1)/1,5 = </text:span><text:span text:style-name="T4">2,6666…</text:span></text:p>
      <text:p text:style-name="P3"><text:tab/><text:tab/>P{|Z| &lt; <text:span text:style-name="T4">2,66} = 0,</text:span>9961 <text:span text:style-name="T4">= 99,61%</text:span></text:p>
      <text:p text:style-name="P3"><text:tab/>f) o valor que Z n<text:span text:style-name="T1">ã</text:span>o ultrapassa com probabilidade 0.8: </text:p>
      <text:p text:style-name="P3"><text:tab/><text:tab/><text:span text:style-name="T4">Para encontrar esse valor basta fazer o inverso da padroniza</text:span><text:span text:style-name="T3">çã</text:span><text:span text:style-name="T4">o acima.</text:span></text:p>
      <text:p text:style-name="P3"><text:tab/><text:span text:style-name="T4">0,84</text:span><text:span text:style-name="T3"> = (</text:span><text:span text:style-name="T4">X</text:span><text:span text:style-name="T3"> – 1)/1,5</text:span></text:p>
      <text:p text:style-name="P3"><text:tab/><text:tab/><text:span text:style-name="T4">Ou seja, X = 2,26.</text:span></text:p>
      <text:p text:style-name="P8"><text:span text:style-name="T5"/></text:p>
      <text:p text:style-name="P1"><text:span text:style-name="T6">3. Considere a mesma situação </text:span><text:span text:style-name="T7">de um dos exemplos mostrados em aula</text:span><text:span text:style-name="T6">, em que supomos a renda familiar mensal média no estado de R$ 900, com desvio padrão de R$ 200, seguindo uma distribuição normal.</text:span></text:p>
      <text:p text:style-name="P9"><text:span text:style-name="T8"><text:tab/>a) Se o apoio de bolsa alimentação fosse dado a 5% das famílias, sendo beneficiadas as de menor renda familiar mensal, esse apoio seria dado para famílias com até que renda?</text:span><text:span text:style-name="T10"> </text:span></text:p>
      <text:p text:style-name="P9"><text:span text:style-name="T10"><text:tab/>Utilizando a fórmula X = µ + Z * </text:span><text:span text:style-name="T9">σ</text:span></text:p>
      <text:p text:style-name="P9"><text:span text:style-name="T10"><text:tab/>É necessário inicialmente encontrar Z, que é dado pela tabela de distribuição normal quando se refere à 5% de intervalo. Z = -1.64. Então </text:span><text:span text:style-name="T11">encontrar:</text:span><text:span text:style-name="T10"> X = 900 + (-1,64*200) = 572 reais.</text:span></text:p>
      <text:p text:style-name="P9"><text:span text:style-name="T10"/></text:p>
      <text:p text:style-name="P9"><text:span text:style-name="T10"><text:tab/>b) E se o apoio fosse dado </text:span><text:span text:style-name="T11">à</text:span><text:span text:style-name="T10">s fam</text:span><text:span text:style-name="T11">í</text:span><text:span text:style-name="T10">lias com renda at</text:span><text:span text:style-name="T11">é</text:span><text:span text:style-name="T10"> R$600, quantos % das fam</text:span><text:span text:style-name="T11">í</text:span><text:span text:style-name="T10">lias teriam o apoio? </text:span></text:p>
      <text:p text:style-name="P10"><text:span text:style-name="T10"><text:tab/></text:span><text:span text:style-name="T11">Faremos o inverso dessa </text:span><text:span text:style-name="T12">vez</text:span><text:span text:style-name="T11">, manipulando a fórmula temos que Z = (X – </text:span><text:span text:style-name="T10">µ</text:span><text:span text:style-name="T11">)/</text:span><text:span text:style-name="T9">σ. </text:span><text:span text:style-name="T11">Portanto Z = (600 – 900)/200 = -1,5. Que na tabela de distribuição normal representa 0,0668 ou 6,68%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16:51:16.638000000</meta:creation-date>
    <dc:date>2023-10-06T22:22:46.452000000</dc:date>
    <meta:editing-duration>PT1H38M6S</meta:editing-duration>
    <meta:editing-cycles>7</meta:editing-cycles>
    <meta:generator>LibreOffice/7.5.3.2$Windows_X86_64 LibreOffice_project/9f56dff12ba03b9acd7730a5a481eea045e468f3</meta:generator>
    <meta:print-date>2023-10-06T22:22:56.012000000</meta:print-date>
    <meta:document-statistic meta:table-count="0" meta:image-count="0" meta:object-count="0" meta:page-count="1" meta:paragraph-count="31" meta:word-count="374" meta:character-count="1923" meta:non-whitespace-character-count="1536"/>
  </office:meta>
</office:document-meta>
</file>